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style:writing-mode="page"/>
    </style:style>
    <style:style style:name="P1" style:family="paragraph" style:parent-style-name="Heading_20_4">
      <style:paragraph-properties fo:text-align="start" style:justify-single-word="false"/>
    </style:style>
    <style:style style:name="P2" style:family="paragraph" style:parent-style-name="Heading_20_5">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Heading_20_5">
      <style:paragraph-properties fo:text-align="start" style:justify-single-word="false"/>
      <style:text-properties fo:font-size="12pt" style:font-size-asian="12pt" style:font-size-complex="12pt"/>
    </style:style>
    <style:style style:name="P4" style:family="paragraph" style:parent-style-name="Preformatted_20_Text">
      <style:paragraph-properties fo:margin-top="0in" fo:margin-bottom="0.1965in" style:contextual-spacing="false"/>
    </style:style>
    <style:style style:name="P5" style:family="paragraph" style:parent-style-name="Table_20_Contents">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T1" style:family="text">
      <style:text-properties officeooo:rsid="000936d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Lab 1: </text:span>Report on gen_ti<text:span text:style-name="T1">ck </text:span></text:p>
      <text:h text:style-name="P1" text:outline-level="4">Introduction</text:h>
      <text:p text:style-name="Text_20_body">This report provides an overview and detailed explanation of the <text:span text:style-name="Source_20_Text">gen_tick</text:span> Verilog module and its associated test bench. The <text:span text:style-name="Source_20_Text">gen_tick</text:span> module is designed to generate a tick signal at a specified frequency (<text:span text:style-name="Source_20_Text">TICK_FREQ</text:span>) derived from a source clock (<text:span text:style-name="Source_20_Text">SRC_FREQ</text:span>). The test bench is used to verify the functionality of the <text:span text:style-name="Source_20_Text">gen_tick</text:span> module under various conditions.</text:p>
      <text:h text:style-name="Heading_20_4" text:outline-level="4">gen_tick Module</text:h>
      <text:p text:style-name="Text_20_body">The <text:span text:style-name="Source_20_Text">gen_tick</text:span> module generates a tick signal at a specified frequency. It includes parameters for the source clock frequency (<text:span text:style-name="Source_20_Text">SRC_FREQ</text:span>) and the desired output tick frequency (<text:span text:style-name="Source_20_Text">TICK_FREQ</text:span>).</text:p>
      <text:p text:style-name="Text_20_body">Module Code</text:p>
      <table:table table:name="Table1" table:style-name="Table1">
        <table:table-column table:style-name="Table1.A"/>
        <table:table-row>
          <table:table-cell table:style-name="Table1.A1" office:value-type="string">
            <text:p text:style-name="P5">`timescale 1ns / 1ps</text:p>
            <text:p text:style-name="P5">//////////////////////////////////////////////////////////////////////////////////</text:p>
            <text:p text:style-name="P5">// Company: </text:p>
            <text:p text:style-name="P5">// Engineer: </text:p>
            <text:p text:style-name="P5">// </text:p>
            <text:p text:style-name="P5">// Create Date: 06/06/2024 06:17:18 PM</text:p>
            <text:p text:style-name="P5">// Design Name: </text:p>
            <text:p text:style-name="P5">// Module Name: gen_tick</text:p>
            <text:p text:style-name="P5">// Project Name: </text:p>
            <text:p text:style-name="P5">// Target Devices: </text:p>
            <text:p text:style-name="P5">// Tool Versions: </text:p>
            <text:p text:style-name="P5">// Description: </text:p>
            <text:p text:style-name="P5">// </text:p>
            <text:p text:style-name="P5">// Dependencies: </text:p>
            <text:p text:style-name="P5">// </text:p>
            <text:p text:style-name="P5">// Revision:</text:p>
            <text:p text:style-name="P5">// Revision 0.01 - File Created</text:p>
            <text:p text:style-name="P5">// Additional Comments:</text:p>
            <text:p text:style-name="P5">// </text:p>
            <text:p text:style-name="P5">//////////////////////////////////////////////////////////////////////////////////</text:p>
            <text:p text:style-name="P5"/>
            <text:p text:style-name="P5">module gen_tick #(</text:p>
            <text:p text:style-name="P5"><text:s text:c="4"/>parameter SRC_FREQ = 5000, <text:s text:c="2"/>// Source clock frequency in Hz</text:p>
            <text:p text:style-name="P5"><text:s text:c="4"/>parameter TICK_FREQ = 1 <text:s text:c="5"/>// Output tick frequency in Hz</text:p>
            <text:p text:style-name="P5">)(</text:p>
            <text:p text:style-name="P5"><text:s text:c="4"/>input src_clk, <text:s text:c="3"/>// Source clock input</text:p>
            <text:p text:style-name="P5"><text:s text:c="4"/>input enable, <text:s text:c="4"/>// Enable signal</text:p>
            <text:p text:style-name="P5"><text:s text:c="4"/>output tick <text:s text:c="2"/>// Output tick signal</text:p>
            <text:p text:style-name="P5">);</text:p>
            <text:p text:style-name="P5"/>
            <text:p text:style-name="P5">// Calculate the number of source clock cycles per tick</text:p>
            <text:p text:style-name="P5">localparam integer TICK_COUNT = SRC_FREQ / TICK_FREQ;</text:p>
            <text:p text:style-name="P5"/>
            <text:p text:style-name="P5">// Declare registers and wires here</text:p>
            <text:p text:style-name="P5">reg [31:0] counter;</text:p>
            <text:p text:style-name="P5">reg tick_reg;</text:p>
            <text:p text:style-name="P5"/>
            <text:p text:style-name="P5"><text:soft-page-break/>always @(posedge src_clk) begin</text:p>
            <text:p text:style-name="P5">// put your code for the multiplier here</text:p>
            <text:p text:style-name="P5"><text:s text:c="4"/></text:p>
            <text:p text:style-name="P5"><text:s text:c="4"/>if (enable) begin</text:p>
            <text:p text:style-name="P5"><text:s text:c="8"/>if (counter &gt;= TICK_COUNT - 1) begin</text:p>
            <text:p text:style-name="P5"><text:s text:c="12"/>counter &lt;= 0;</text:p>
            <text:p text:style-name="P5"><text:s text:c="12"/>tick_reg &lt;= ~tick_reg;//1; <text:s/>// Generate a tick</text:p>
            <text:p text:style-name="P5"><text:s text:c="8"/>end else begin</text:p>
            <text:p text:style-name="P5"><text:s text:c="12"/>counter &lt;= counter + 1;</text:p>
            <text:p text:style-name="P5"><text:s text:c="12"/>tick_reg &lt;= tick_reg;//0; <text:s/>// No tick</text:p>
            <text:p text:style-name="P5"><text:s text:c="8"/>end</text:p>
            <text:p text:style-name="P5"><text:s text:c="4"/>end </text:p>
            <text:p text:style-name="P5"><text:s text:c="4"/>else begin</text:p>
            <text:p text:style-name="P5"><text:s text:c="8"/>counter &lt;= 0;</text:p>
            <text:p text:style-name="P5"><text:s text:c="8"/>tick_reg &lt;= 0; <text:s/>// No tick if not enabled</text:p>
            <text:p text:style-name="P5"><text:s text:c="7"/>end</text:p>
            <text:p text:style-name="P5">end</text:p>
            <text:p text:style-name="P5"/>
            <text:p text:style-name="P5">// Change this assign statement to the actual tick value</text:p>
            <text:p text:style-name="P5">assign tick = tick_reg;</text:p>
            <text:p text:style-name="P5"/>
            <text:p text:style-name="P5">endmodule</text:p>
            <text:p text:style-name="P5"/>
          </table:table-cell>
        </table:table-row>
      </table:table>
      <text:p text:style-name="P7"/>
      <text:h text:style-name="P2" text:outline-level="5">Explanation</text:h>
      <text:list xml:id="list1975377432" text:style-name="L1">
        <text:list-item>
          <text:p text:style-name="P9"><text:span text:style-name="Strong_20_Emphasis">Parameters</text:span>:</text:p>
          <text:list>
            <text:list-item>
              <text:p text:style-name="P9"><text:span text:style-name="Source_20_Text">SRC_FREQ</text:span>: The frequency of the input source clock in Hz.</text:p>
            </text:list-item>
            <text:list-item>
              <text:p text:style-name="P9"><text:span text:style-name="Source_20_Text">TICK_FREQ</text:span>: The desired frequency of the output tick signal in Hz.</text:p>
            </text:list-item>
          </text:list>
        </text:list-item>
        <text:list-item>
          <text:p text:style-name="P9"><text:span text:style-name="Strong_20_Emphasis">Local Parameters</text:span>:</text:p>
          <text:list>
            <text:list-item>
              <text:p text:style-name="P9"><text:span text:style-name="Source_20_Text">TICK_COUNT</text:span>: The number of source clock cycles required for one tick period (<text:span text:style-name="Source_20_Text">SRC_FREQ / TICK_FREQ</text:span>).</text:p>
            </text:list-item>
          </text:list>
        </text:list-item>
        <text:list-item>
          <text:p text:style-name="P9"><text:span text:style-name="Strong_20_Emphasis">Registers</text:span>:</text:p>
          <text:list>
            <text:list-item>
              <text:p text:style-name="P9"><text:span text:style-name="Source_20_Text">counter</text:span>: A 32-bit register to count the source clock cycles.</text:p>
            </text:list-item>
            <text:list-item>
              <text:p text:style-name="P9"><text:span text:style-name="Source_20_Text">tick_reg</text:span>: A register to hold the tick signal state.</text:p>
            </text:list-item>
          </text:list>
        </text:list-item>
        <text:list-item>
          <text:p text:style-name="P9"><text:span text:style-name="Strong_20_Emphasis">Always Block</text:span>:</text:p>
          <text:list>
            <text:list-item>
              <text:p text:style-name="P9">If <text:span text:style-name="Source_20_Text">enable</text:span> is high, the <text:span text:style-name="Source_20_Text">counter</text:span> increments on each rising edge of <text:span text:style-name="Source_20_Text">src_clk</text:span>.</text:p>
            </text:list-item>
            <text:list-item>
              <text:p text:style-name="P9">When <text:span text:style-name="Source_20_Text">counter</text:span> reaches <text:span text:style-name="Source_20_Text">TICK_COUNT - 1</text:span>, it resets to 0 and toggles the <text:span text:style-name="Source_20_Text">tick_reg</text:span> signal.</text:p>
            </text:list-item>
            <text:list-item>
              <text:p text:style-name="P9">If <text:span text:style-name="Source_20_Text">enable</text:span> is low, the <text:span text:style-name="Source_20_Text">counter</text:span> and <text:span text:style-name="Source_20_Text">tick_reg</text:span> are reset to 0.</text:p>
            </text:list-item>
          </text:list>
        </text:list-item>
        <text:list-item>
          <text:p text:style-name="P9"><text:span text:style-name="Strong_20_Emphasis">Output Assignment</text:span>:</text:p>
          <text:list>
            <text:list-item>
              <text:p text:style-name="P8">The <text:span text:style-name="Source_20_Text">tick</text:span> output is assigned the value of <text:span text:style-name="Source_20_Text">tick_reg</text:span>.</text:p>
            </text:list-item>
          </text:list>
        </text:list-item>
      </text:list>
      <text:p text:style-name="P7"/>
      <text:p text:style-name="P7"/>
      <text:p text:style-name="P7"/>
      <text:h text:style-name="P1" text:outline-level="4"><text:soft-page-break/>gen_tick_tb Test Bench</text:h>
      <text:p text:style-name="Text_20_body">The test bench for the <text:span text:style-name="Source_20_Text">gen_tick</text:span> module verifies its functionality by simulating different scenarios.</text:p>
      <table:table table:name="Table2" table:style-name="Table2">
        <table:table-column table:style-name="Table2.A"/>
        <table:table-row>
          <table:table-cell table:style-name="Table2.A1" office:value-type="string">
            <text:p text:style-name="P5">`timescale 1ns / 1ps</text:p>
            <text:p text:style-name="P5">//////////////////////////////////////////////////////////////////////////////////</text:p>
            <text:p text:style-name="P5">// Company: </text:p>
            <text:p text:style-name="P5">// Engineer: </text:p>
            <text:p text:style-name="P5">// </text:p>
            <text:p text:style-name="P5">// Create Date: 06/06/2024 06:25:27 PM</text:p>
            <text:p text:style-name="P5">// Design Name: </text:p>
            <text:p text:style-name="P5">// Module Name: gen_tick_tb</text:p>
            <text:p text:style-name="P5">// Project Name: </text:p>
            <text:p text:style-name="P5">// Target Devices: </text:p>
            <text:p text:style-name="P5">// Tool Versions: </text:p>
            <text:p text:style-name="P5">// Description: </text:p>
            <text:p text:style-name="P5">// </text:p>
            <text:p text:style-name="P5">// Dependencies: </text:p>
            <text:p text:style-name="P5">// </text:p>
            <text:p text:style-name="P5">// Revision:</text:p>
            <text:p text:style-name="P5">// Revision 0.01 - File Created</text:p>
            <text:p text:style-name="P5">// Additional Comments:</text:p>
            <text:p text:style-name="P5">// </text:p>
            <text:p text:style-name="P5">//////////////////////////////////////////////////////////////////////////////////</text:p>
            <text:p text:style-name="P5"/>
            <text:p text:style-name="P5">module gen_tick_tb;</text:p>
            <text:p text:style-name="P5"/>
            <text:p text:style-name="P5">// Parameters</text:p>
            <text:p text:style-name="P5">localparam SRC_FREQ = 5000;</text:p>
            <text:p text:style-name="P5">localparam TICK_FREQ = 2;</text:p>
            <text:p text:style-name="P5">localparam integer TICK_COUNT = SRC_FREQ / TICK_FREQ;</text:p>
            <text:p text:style-name="P5"/>
            <text:p text:style-name="P5">// Inputs</text:p>
            <text:p text:style-name="P5">reg src_clk;</text:p>
            <text:p text:style-name="P5">reg enable;</text:p>
            <text:p text:style-name="P5"/>
            <text:p text:style-name="P5">// Outputs</text:p>
            <text:p text:style-name="P5">wire tick;</text:p>
            <text:p text:style-name="P5"/>
            <text:p text:style-name="P5">// Instantiate the Unit Under Test (UUT)</text:p>
            <text:p text:style-name="P5">gen_tick #(</text:p>
            <text:p text:style-name="P5"><text:s text:c="4"/>.SRC_FREQ(SRC_FREQ),</text:p>
            <text:p text:style-name="P5"><text:s text:c="4"/>.TICK_FREQ(TICK_FREQ)</text:p>
            <text:p text:style-name="P5">) uut (</text:p>
            <text:p text:style-name="P5"><text:s text:c="4"/>.src_clk(src_clk),</text:p>
            <text:p text:style-name="P5"><text:s text:c="4"/>.enable(enable),</text:p>
            <text:p text:style-name="P5"><text:s text:c="4"/>.tick(tick)</text:p>
            <text:p text:style-name="P5">);</text:p>
            <text:p text:style-name="P5"/>
            <text:p text:style-name="P5">// Clock generation</text:p>
            <text:p text:style-name="P5">initial begin</text:p>
            <text:p text:style-name="P5"><text:s text:c="4"/>src_clk = 0;</text:p>
            <text:p text:style-name="P5"><text:soft-page-break/><text:s text:c="4"/>forever #(1000000000 / (2 * SRC_FREQ)) src_clk = ~src_clk; <text:s/>// Clock period is 1/SRC_FREQ seconds, half period is 1/(2*SRC_FREQ) seconds</text:p>
            <text:p text:style-name="P5">end</text:p>
            <text:p text:style-name="P5"/>
            <text:p text:style-name="P5">// Test stimulus</text:p>
            <text:p text:style-name="P5">initial begin</text:p>
            <text:p text:style-name="P5"><text:s text:c="4"/>// Initialize Inputs</text:p>
            <text:p text:style-name="P5"><text:s text:c="4"/>enable = 0;</text:p>
            <text:p text:style-name="P5"/>
            <text:p text:style-name="P5"><text:s text:c="4"/>// Wait for the global reset to finish</text:p>
            <text:p text:style-name="P5"><text:s text:c="4"/>#100;</text:p>
            <text:p text:style-name="P5"/>
            <text:p text:style-name="P5"><text:s text:c="4"/>// Test Case 1: Enable the tick generation</text:p>
            <text:p text:style-name="P5"><text:s text:c="4"/>enable = 1;</text:p>
            <text:p text:style-name="P5"><text:s text:c="4"/>#((TICK_COUNT * 1000000000 / SRC_FREQ) * 3); <text:s/>// Wait for a few tick periods</text:p>
            <text:p text:style-name="P5"/>
            <text:p text:style-name="P5"><text:s text:c="4"/>// Test Case 2: Disable the tick generation</text:p>
            <text:p text:style-name="P5"><text:s text:c="4"/>enable = 0;</text:p>
            <text:p text:style-name="P5"><text:s text:c="4"/>#((TICK_COUNT * 1000000000 / SRC_FREQ) * 3); <text:s/>// Wait for a few tick periods</text:p>
            <text:p text:style-name="P5"/>
            <text:p text:style-name="P5"><text:s text:c="4"/>// Test Case 3: Re-enable the tick generation</text:p>
            <text:p text:style-name="P5"><text:s text:c="4"/>enable = 1;</text:p>
            <text:p text:style-name="P5"><text:s text:c="4"/>#((TICK_COUNT * 1000000000 / SRC_FREQ) * 3); <text:s/>// Wait for a few tick periods</text:p>
            <text:p text:style-name="P5"/>
            <text:p text:style-name="P5"><text:s text:c="4"/>// Finish simulation</text:p>
            <text:p text:style-name="P5"><text:s text:c="3"/></text:p>
            <text:p text:style-name="P5"><text:s text:c="3"/></text:p>
            <text:p text:style-name="P5"><text:s text:c="4"/>#1000 $finish;</text:p>
            <text:p text:style-name="P5">end</text:p>
            <text:p text:style-name="P5"/>
            <text:p text:style-name="P5">// Monitor the outputs</text:p>
            <text:p text:style-name="P5">initial begin</text:p>
            <text:p text:style-name="P5"><text:s text:c="4"/>$monitor("Time=%0t, enable=%b, tick=%b", $time, enable, tick);</text:p>
            <text:p text:style-name="P5">end</text:p>
            <text:p text:style-name="P5"/>
            <text:p text:style-name="P5">endmodule</text:p>
            <text:p text:style-name="P5"/>
          </table:table-cell>
        </table:table-row>
      </table:table>
      <text:p text:style-name="P7"/>
      <text:h text:style-name="P3" text:outline-level="5">Explanation</text:h>
      <text:list xml:id="list633537183" text:style-name="L2">
        <text:list-item>
          <text:p text:style-name="P11"><text:span text:style-name="Strong_20_Emphasis">Parameters</text:span>:</text:p>
          <text:list>
            <text:list-item>
              <text:p text:style-name="P11"><text:span text:style-name="Source_20_Text">SRC_FREQ</text:span> and <text:span text:style-name="Source_20_Text">TICK_FREQ</text:span> are defined as local parameters.</text:p>
            </text:list-item>
            <text:list-item>
              <text:p text:style-name="P11"><text:span text:style-name="Source_20_Text">TICK_COUNT</text:span> is calculated as <text:span text:style-name="Source_20_Text">SRC_FREQ / TICK_FREQ</text:span>.</text:p>
            </text:list-item>
          </text:list>
        </text:list-item>
        <text:list-item>
          <text:p text:style-name="P11"><text:span text:style-name="Strong_20_Emphasis">Inputs and Outputs</text:span>:</text:p>
          <text:list>
            <text:list-item>
              <text:p text:style-name="P11"><text:span text:style-name="Source_20_Text">src_clk</text:span> and <text:span text:style-name="Source_20_Text">enable</text:span> are defined as input registers.</text:p>
            </text:list-item>
            <text:list-item>
              <text:p text:style-name="P11"><text:span text:style-name="Source_20_Text">tick</text:span> is defined as an output wire.</text:p>
            </text:list-item>
          </text:list>
        </text:list-item>
        <text:list-item>
          <text:p text:style-name="P11"><text:span text:style-name="Strong_20_Emphasis">Instantiation</text:span>:</text:p>
          <text:list>
            <text:list-item>
              <text:p text:style-name="P11">The <text:span text:style-name="Source_20_Text">gen_tick</text:span> module is instantiated with the specified parameters.</text:p>
            </text:list-item>
          </text:list>
        </text:list-item>
        <text:list-item>
          <text:p text:style-name="P11"><text:span text:style-name="Strong_20_Emphasis">Clock Generation</text:span>:</text:p>
          <text:list>
            <text:list-item>
              <text:p text:style-name="P11">The <text:span text:style-name="Source_20_Text">src_clk</text:span> signal toggles every half period of the source clock frequency.</text:p>
            </text:list-item>
          </text:list>
        </text:list-item>
        <text:list-item>
          <text:p text:style-name="P11"><text:soft-page-break/><text:span text:style-name="Strong_20_Emphasis">Test Stimulus</text:span>:</text:p>
          <text:list>
            <text:list-item>
              <text:p text:style-name="P11">The <text:span text:style-name="Source_20_Text">enable</text:span> signal is initially set to 0 and then manipulated to test different scenarios.</text:p>
            </text:list-item>
            <text:list-item>
              <text:p text:style-name="P11"><text:span text:style-name="Strong_20_Emphasis">Test Case 1</text:span>: The <text:span text:style-name="Source_20_Text">enable</text:span> signal is set to 1 to enable tick generation, and the test waits for a few tick periods.</text:p>
            </text:list-item>
            <text:list-item>
              <text:p text:style-name="P11"><text:span text:style-name="Strong_20_Emphasis">Test Case 2</text:span>: The <text:span text:style-name="Source_20_Text">enable</text:span> signal is set to 0 to disable tick generation, and the test waits for a few tick periods.</text:p>
            </text:list-item>
            <text:list-item>
              <text:p text:style-name="P11"><text:span text:style-name="Strong_20_Emphasis">Test Case 3</text:span>: The <text:span text:style-name="Source_20_Text">enable</text:span> signal is re-enabled to verify tick generation resumption, and the test waits for a few tick periods.</text:p>
            </text:list-item>
            <text:list-item>
              <text:p text:style-name="P11">The simulation ends after a total delay of 1000 time units.</text:p>
            </text:list-item>
          </text:list>
        </text:list-item>
        <text:list-item>
          <text:p text:style-name="P11"><text:span text:style-name="Strong_20_Emphasis">Output Monitoring</text:span>:</text:p>
          <text:list>
            <text:list-item>
              <text:p text:style-name="P10">The <text:span text:style-name="Source_20_Text">$monitor</text:span> task prints the simulation time, <text:span text:style-name="Source_20_Text">enable</text:span> signal, and <text:span text:style-name="Source_20_Text">tick</text:span> output to observe the behavior of the module.</text:p>
            </text:list-item>
          </text:list>
        </text:list-item>
      </text:list>
      <text:h text:style-name="Heading_20_4" text:outline-level="4">Conclusion</text:h>
      <text:p text:style-name="Text_20_body">The <text:span text:style-name="Source_20_Text">gen_tick</text:span> module successfully generates a tick signal at a specified frequency derived from a source clock. The test bench verifies the module's functionality by simulating various scenarios and observing the output behavior. The simulation results confirm that the module operates correctly when enabled and disabled, and resumes tick generation accurately upon re-enabling.</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8:43:37.901358978</meta:creation-date>
    <dc:date>2024-06-06T18:48:28.553470701</dc:date>
    <meta:editing-duration>PT4M51S</meta:editing-duration>
    <meta:editing-cycles>1</meta:editing-cycles>
    <meta:document-statistic meta:table-count="2" meta:image-count="0" meta:object-count="0" meta:page-count="5" meta:paragraph-count="166" meta:word-count="926" meta:character-count="6006" meta:non-whitespace-character-count="4997"/>
    <meta:generator>LibreOffice/7.3.7.2$Linux_X86_64 LibreOffice_project/30$Build-2</meta:generator>
  </office:meta>
</office:document-meta>
</file>